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f7e" officeooo:paragraph-rsid="0003df7e"/>
    </style:style>
    <style:style style:name="P2" style:family="paragraph" style:parent-style-name="Standard">
      <style:text-properties officeooo:paragraph-rsid="0003df7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fo:text-shadow="none" style:text-underline-style="none" fo:font-weight="normal" officeooo:paragraph-rsid="000d52c3" style:text-underline-mode="continuous" style:text-overline-mode="continuous" style:text-line-through-mode="continuous" style:letter-kerning="true" style:text-blinking="fals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P4" style:family="paragraph" style:parent-style-name="Text_20_body" style:list-style-name="L1" style:master-page-name="HTML">
      <style:paragraph-properties fo:margin-top="0cm" fo:margin-bottom="0cm" loext:contextual-spacing="false" style:page-number="auto"/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fo:text-shadow="none" style:text-underline-style="none" fo:font-weight="normal" officeooo:paragraph-rsid="000d52c3" style:text-underline-mode="continuous" style:text-overline-mode="continuous" style:text-line-through-mode="continuous" style:letter-kerning="true" style:text-blinking="fals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" style:family="text">
      <style:text-properties officeooo:rsid="0009aba7"/>
    </style:style>
    <style:style style:name="T2" style:family="text">
      <style:text-properties officeooo:rsid="0003df7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fo:text-shadow="none" style:text-underline-style="none" fo:font-weight="normal" officeooo:rsid="0007467a" style:text-underline-mode="continuous" style:text-overline-mode="continuous" style:text-line-through-mode="continuous" style:letter-kerning="true" style:text-blinking="false" fo:background-color="transparent" loext:char-shading-value="0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fo:text-shadow="none" style:text-underline-style="none" fo:font-weight="normal" officeooo:rsid="000b0f92" style:text-underline-mode="continuous" style:text-overline-mode="continuous" style:text-line-through-mode="continuous" style:letter-kerning="true" style:text-blinking="false" fo:background-color="transparent" loext:char-shading-value="0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irst </text:span><text:span text:style-name="T1">line!</text:span></text:p>
      <text:list xml:id="list2172036436" text:style-name="L1">
        <text:list-item>
          <text:p text:style-name="P4">first bullet point </text:p>
        </text:list-item>
        <text:list-item>
          <text:p text:style-name="P3">second bullet point </text:p>
        </text:list-item>
        <text:list-item>
          <text:p text:style-name="P3"><text:span text:style-name="T3">3rd bullet point </text:span></text:p>
        </text:list-item>
      </text:list>
      <text:p text:style-name="P1">Last line after mer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3T16:19:32.772000000</meta:creation-date>
    <dc:date>2020-11-27T15:33:36.079000000</dc:date>
    <meta:editing-duration>PT2M46S</meta:editing-duration>
    <meta:editing-cycles>9</meta:editing-cycles>
    <meta:generator>LibreOffice/6.4.3.2$Windows_x86 LibreOffice_project/747b5d0ebf89f41c860ec2a39efd7cb15b54f2d8</meta:generator>
    <meta:document-statistic meta:table-count="0" meta:image-count="0" meta:object-count="0" meta:page-count="2" meta:paragraph-count="5" meta:word-count="18" meta:character-count="91" meta:non-whitespace-character-count="78"/>
  </office:meta>
</office:document-meta>
</file>